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8e5a7" officeooo:paragraph-rsid="0018e5a7"/>
    </style:style>
    <style:style style:name="P2" style:family="paragraph" style:parent-style-name="Standard">
      <style:text-properties fo:color="#800080" officeooo:rsid="0018e5a7" officeooo:paragraph-rsid="0018e5a7"/>
    </style:style>
    <style:style style:name="P3" style:family="paragraph" style:parent-style-name="Standard">
      <style:text-properties officeooo:rsid="0019fb92" officeooo:paragraph-rsid="0019fb92"/>
    </style:style>
    <style:style style:name="P4" style:family="paragraph" style:parent-style-name="Standard">
      <style:text-properties officeooo:rsid="0019fb92" officeooo:paragraph-rsid="00282abd"/>
    </style:style>
    <style:style style:name="P5" style:family="paragraph" style:parent-style-name="Standard">
      <style:text-properties officeooo:rsid="001a8e34" officeooo:paragraph-rsid="001a8e34"/>
    </style:style>
    <style:style style:name="P6" style:family="paragraph" style:parent-style-name="Standard">
      <style:text-properties fo:font-size="15pt" fo:font-weight="bold" officeooo:rsid="001a8e34" officeooo:paragraph-rsid="001a8e34" style:font-size-asian="15pt" style:font-weight-asian="bold" style:font-size-complex="15pt" style:font-weight-complex="bold"/>
    </style:style>
    <style:style style:name="P7" style:family="paragraph" style:parent-style-name="Standard">
      <style:text-properties officeooo:paragraph-rsid="001e8f31"/>
    </style:style>
    <style:style style:name="P8" style:family="paragraph" style:parent-style-name="Standard">
      <style:text-properties officeooo:rsid="001e8f31" officeooo:paragraph-rsid="001e8f31"/>
    </style:style>
    <style:style style:name="P9" style:family="paragraph" style:parent-style-name="Standard">
      <style:text-properties officeooo:rsid="001edee3" officeooo:paragraph-rsid="001edee3"/>
    </style:style>
    <style:style style:name="P10" style:family="paragraph" style:parent-style-name="Standard">
      <style:text-properties officeooo:paragraph-rsid="001febe8"/>
    </style:style>
    <style:style style:name="P11" style:family="paragraph" style:parent-style-name="Standard">
      <style:text-properties officeooo:rsid="0022116d" officeooo:paragraph-rsid="0022116d"/>
    </style:style>
    <style:style style:name="P12" style:family="paragraph" style:parent-style-name="Standard">
      <style:text-properties officeooo:paragraph-rsid="002329a8"/>
    </style:style>
    <style:style style:name="P13" style:family="paragraph" style:parent-style-name="Standard">
      <style:text-properties style:font-name="Liberation Serif" fo:font-size="12pt" style:font-size-asian="12pt" style:font-size-complex="12pt"/>
    </style:style>
    <style:style style:name="P14" style:family="paragraph" style:parent-style-name="Standard">
      <style:text-properties style:font-name="Liberation Serif" fo:font-size="12pt" officeooo:paragraph-rsid="001e8f31" style:font-size-asian="12pt" style:font-size-complex="12pt"/>
    </style:style>
    <style:style style:name="P15" style:family="paragraph" style:parent-style-name="Standard">
      <style:text-properties style:font-name="Liberation Serif" fo:font-size="12pt" officeooo:paragraph-rsid="0018e5a7" style:font-size-asian="12pt" style:font-size-complex="12pt"/>
    </style:style>
    <style:style style:name="P16" style:family="paragraph" style:parent-style-name="Standard">
      <style:text-properties style:font-name="Liberation Serif" fo:font-size="12pt" officeooo:rsid="0019fb92" officeooo:paragraph-rsid="0019fb92" style:font-size-asian="12pt" style:font-size-complex="12pt"/>
    </style:style>
    <style:style style:name="P17" style:family="paragraph" style:parent-style-name="Standard">
      <style:text-properties style:font-name="Liberation Serif" fo:font-size="12pt" officeooo:rsid="001e8f31" officeooo:paragraph-rsid="001e8f31" style:font-size-asian="12pt" style:font-size-complex="12pt"/>
    </style:style>
    <style:style style:name="P18" style:family="paragraph" style:parent-style-name="Standard">
      <style:text-properties style:font-name="Liberation Serif" fo:font-size="12pt" officeooo:rsid="0018e5a7" officeooo:paragraph-rsid="0018e5a7" style:font-size-asian="12pt" style:font-size-complex="12pt"/>
    </style:style>
    <style:style style:name="P19" style:family="paragraph" style:parent-style-name="Standard">
      <style:text-properties officeooo:paragraph-rsid="002cd05c"/>
    </style:style>
    <style:style style:name="P20" style:family="paragraph" style:parent-style-name="Standard">
      <style:text-properties fo:color="#ff0000" officeooo:paragraph-rsid="002cd05c"/>
    </style:style>
    <style:style style:name="P21" style:family="paragraph" style:parent-style-name="Standard">
      <style:text-properties fo:color="#000000" officeooo:rsid="002cd05c" officeooo:paragraph-rsid="002cd05c"/>
    </style:style>
    <style:style style:name="P22" style:family="paragraph" style:parent-style-name="Standard">
      <style:text-properties officeooo:paragraph-rsid="002d2377"/>
    </style:style>
    <style:style style:name="P23" style:family="paragraph" style:parent-style-name="Standard">
      <style:text-properties fo:color="#ff0000" officeooo:rsid="002c64a2" officeooo:paragraph-rsid="002c64a2"/>
    </style:style>
    <style:style style:name="P24" style:family="paragraph" style:parent-style-name="Standard">
      <style:text-properties officeooo:rsid="001edee3" officeooo:paragraph-rsid="002f4e99"/>
    </style:style>
    <style:style style:name="P25" style:family="paragraph" style:parent-style-name="Standard">
      <style:text-properties officeooo:paragraph-rsid="002f4e99"/>
    </style:style>
    <style:style style:name="T1" style:family="text">
      <style:text-properties officeooo:rsid="0018e5a7"/>
    </style:style>
    <style:style style:name="T2" style:family="text">
      <style:text-properties fo:color="#800080"/>
    </style:style>
    <style:style style:name="T3" style:family="text">
      <style:text-properties fo:color="#800080" officeooo:rsid="0018e5a7"/>
    </style:style>
    <style:style style:name="T4" style:family="text">
      <style:text-properties fo:color="#800080" officeooo:rsid="001edee3"/>
    </style:style>
    <style:style style:name="T5" style:family="text">
      <style:text-properties fo:color="#800080" officeooo:rsid="001febe8"/>
    </style:style>
    <style:style style:name="T6" style:family="text">
      <style:text-properties fo:color="#800080" officeooo:rsid="002656e5"/>
    </style:style>
    <style:style style:name="T7" style:family="text">
      <style:text-properties fo:color="#800080" officeooo:rsid="0022116d"/>
    </style:style>
    <style:style style:name="T8" style:family="text">
      <style:text-properties fo:color="#800080" style:font-name="Liberation Serif" fo:font-size="12pt" style:font-size-asian="12pt" style:font-size-complex="12pt"/>
    </style:style>
    <style:style style:name="T9" style:family="text">
      <style:text-properties fo:color="#800080" style:font-name="Liberation Serif" fo:font-size="12pt" officeooo:rsid="0019fb92" style:font-size-asian="12pt" style:font-size-complex="12pt"/>
    </style:style>
    <style:style style:name="T10" style:family="text">
      <style:text-properties fo:color="#800080" style:font-name="Liberation Serif" fo:font-size="12pt" officeooo:rsid="00282abd" style:font-size-asian="12pt" style:font-size-complex="12pt"/>
    </style:style>
    <style:style style:name="T11" style:family="text">
      <style:text-properties fo:color="#800080" style:font-name="Liberation Serif" fo:font-size="12pt" officeooo:rsid="002d2377" style:font-size-asian="12pt" style:font-size-complex="12pt"/>
    </style:style>
    <style:style style:name="T12" style:family="text">
      <style:text-properties fo:color="#800080" style:font-name="Liberation Serif" fo:font-size="12pt" fo:font-weight="bold" officeooo:rsid="00282abd" style:font-size-asian="12pt" style:font-weight-asian="bold" style:font-size-complex="12pt" style:font-weight-complex="bold"/>
    </style:style>
    <style:style style:name="T13" style:family="text">
      <style:text-properties fo:color="#ff6d6d"/>
    </style:style>
    <style:style style:name="T14" style:family="text">
      <style:text-properties fo:color="#ff6d6d" officeooo:rsid="0018e5a7"/>
    </style:style>
    <style:style style:name="T15" style:family="text">
      <style:text-properties fo:color="#ff6d6d" officeooo:rsid="0019fb92"/>
    </style:style>
    <style:style style:name="T16" style:family="text">
      <style:text-properties fo:color="#ff6d6d" style:font-name="Liberation Serif" fo:font-size="12pt" officeooo:rsid="001edee3" style:font-size-asian="12pt" style:font-size-complex="12pt"/>
    </style:style>
    <style:style style:name="T17" style:family="text">
      <style:text-properties fo:color="#000000" officeooo:rsid="0018e5a7"/>
    </style:style>
    <style:style style:name="T18" style:family="text">
      <style:text-properties fo:color="#000000" style:font-name="Liberation Serif" fo:font-size="12pt" style:font-size-asian="12pt" style:font-size-complex="12pt"/>
    </style:style>
    <style:style style:name="T19" style:family="text">
      <style:text-properties fo:color="#000000" style:font-name="Liberation Serif" fo:font-size="12pt" officeooo:rsid="0024879b" style:font-size-asian="12pt" style:font-size-complex="12pt"/>
    </style:style>
    <style:style style:name="T20" style:family="text">
      <style:text-properties fo:color="#000000" style:font-name="Liberation Serif" fo:font-size="12pt" officeooo:rsid="002d2377" style:font-size-asian="12pt" style:font-size-complex="12pt"/>
    </style:style>
    <style:style style:name="T21" style:family="text">
      <style:text-properties fo:color="#000000" style:font-name="Liberation Serif" fo:font-size="12pt" officeooo:rsid="00282abd" style:font-size-asian="12pt" style:font-size-complex="12pt"/>
    </style:style>
    <style:style style:name="T22" style:family="text">
      <style:text-properties fo:color="#000000" style:font-name="Liberation Serif" fo:font-size="12pt" officeooo:rsid="002f4e99" style:font-size-asian="12pt" style:font-size-complex="12pt"/>
    </style:style>
    <style:style style:name="T23" style:family="text">
      <style:text-properties fo:color="#000000" style:font-name="Liberation Serif" fo:font-size="12pt" officeooo:rsid="003098a5" style:font-size-asian="12pt" style:font-size-complex="12pt"/>
    </style:style>
    <style:style style:name="T24" style:family="text">
      <style:text-properties fo:color="#000000" style:font-name="Liberation Serif" fo:font-size="12pt" officeooo:rsid="00327009" style:font-size-asian="12pt" style:font-size-complex="12pt"/>
    </style:style>
    <style:style style:name="T25" style:family="text">
      <style:text-properties fo:color="#000000" style:font-name="Liberation Serif" fo:font-size="12pt" officeooo:rsid="00352d6a" style:font-size-asian="12pt" style:font-size-complex="12pt"/>
    </style:style>
    <style:style style:name="T26" style:family="text">
      <style:text-properties fo:color="#000000" style:font-name="Liberation Serif" fo:font-size="12pt" officeooo:rsid="0035713e" style:font-size-asian="12pt" style:font-size-complex="12pt"/>
    </style:style>
    <style:style style:name="T27" style:family="text">
      <style:text-properties fo:color="#000000" style:font-name="Liberation Serif" fo:font-size="12pt" fo:font-weight="bold" officeooo:rsid="00282abd" style:font-size-asian="12pt" style:font-weight-asian="bold" style:font-size-complex="12pt" style:font-weight-complex="bold"/>
    </style:style>
    <style:style style:name="T28" style:family="text">
      <style:text-properties fo:color="#000000" style:font-name="Liberation Serif" fo:font-size="12pt" officeooo:rsid="00352d6a" style:font-name-asian="Noto Sans Mono CJK SC" style:font-size-asian="12pt" style:font-name-complex="Liberation Mono" style:font-size-complex="12pt"/>
    </style:style>
    <style:style style:name="T29" style:family="text">
      <style:text-properties fo:color="#000000" style:font-name="Liberation Serif" fo:font-size="14pt" fo:font-weight="bold" officeooo:rsid="002d2377" style:font-size-asian="14pt" style:font-weight-asian="bold" style:font-size-complex="14pt" style:font-weight-complex="bold"/>
    </style:style>
    <style:style style:name="T30" style:family="text">
      <style:text-properties fo:color="#000000" style:font-name="Liberation Serif" fo:font-size="14pt" fo:font-weight="bold" officeooo:rsid="002f4e99" style:font-name-asian="Noto Sans Mono CJK SC" style:font-size-asian="14pt" style:font-weight-asian="bold" style:font-name-complex="Liberation Mono" style:font-size-complex="14pt" style:font-weight-complex="bold"/>
    </style:style>
    <style:style style:name="T31" style:family="text">
      <style:text-properties fo:color="#000000" officeooo:rsid="002c64a2"/>
    </style:style>
    <style:style style:name="T32" style:family="text">
      <style:text-properties officeooo:rsid="0019fb92"/>
    </style:style>
    <style:style style:name="T33" style:family="text">
      <style:text-properties officeooo:rsid="001bb810"/>
    </style:style>
    <style:style style:name="T34" style:family="text">
      <style:text-properties officeooo:rsid="001edee3"/>
    </style:style>
    <style:style style:name="T35" style:family="text">
      <style:text-properties fo:font-weight="bold" officeooo:rsid="001febe8" style:font-weight-asian="bold" style:font-weight-complex="bold"/>
    </style:style>
    <style:style style:name="T36" style:family="text">
      <style:text-properties fo:font-weight="bold" officeooo:rsid="0021e158" style:font-weight-asian="bold" style:font-weight-complex="bold"/>
    </style:style>
    <style:style style:name="T37" style:family="text">
      <style:text-properties fo:font-weight="bold" officeooo:rsid="001edee3" style:font-weight-asian="bold" style:font-weight-complex="bold"/>
    </style:style>
    <style:style style:name="T38" style:family="text">
      <style:text-properties officeooo:rsid="001febe8"/>
    </style:style>
    <style:style style:name="T39" style:family="text">
      <style:text-properties officeooo:rsid="0021e158"/>
    </style:style>
    <style:style style:name="T40" style:family="text">
      <style:text-properties officeooo:rsid="0022116d"/>
    </style:style>
    <style:style style:name="T41" style:family="text">
      <style:text-properties fo:color="#c9211e" style:font-name="Liberation Serif" fo:font-size="12pt" style:font-size-asian="12pt" style:font-size-complex="12pt"/>
    </style:style>
    <style:style style:name="T42" style:family="text">
      <style:text-properties style:font-name="Liberation Serif" fo:font-size="12pt" style:font-size-asian="12pt" style:font-size-complex="12pt"/>
    </style:style>
    <style:style style:name="T43" style:family="text">
      <style:text-properties style:font-name="Liberation Serif" fo:font-size="12pt" officeooo:rsid="001edee3" style:font-size-asian="12pt" style:font-size-complex="12pt"/>
    </style:style>
    <style:style style:name="T44" style:family="text">
      <style:text-properties style:font-name="Liberation Serif" fo:font-size="12pt" officeooo:rsid="00282abd" style:font-size-asian="12pt" style:font-size-complex="12pt"/>
    </style:style>
    <style:style style:name="T45" style:family="text">
      <style:text-properties style:font-name="Liberation Serif" fo:font-size="12pt" officeooo:rsid="001e8f31" style:font-size-asian="12pt" style:font-size-complex="12pt"/>
    </style:style>
    <style:style style:name="T46" style:family="text">
      <style:text-properties fo:color="#ff0000"/>
    </style:style>
    <style:style style:name="T47" style:family="text">
      <style:text-properties fo:color="#ff0000" style:font-name="Liberation Serif" fo:font-size="12pt" style:font-size-asian="12pt" style:font-size-complex="12pt"/>
    </style:style>
    <style:style style:name="T48" style:family="text">
      <style:text-properties fo:color="#ff0000" style:font-name="Liberation Serif" fo:font-size="12pt" officeooo:rsid="00282abd" style:font-size-asian="12pt" style:font-size-complex="12pt"/>
    </style:style>
    <style:style style:name="T49" style:family="text">
      <style:text-properties fo:color="#ff0000" style:font-name="Liberation Serif" fo:font-size="12pt" officeooo:rsid="0022116d" style:font-name-asian="Noto Sans Mono CJK SC" style:font-size-asian="12pt" style:font-name-complex="Liberation Mono" style:font-size-complex="12pt"/>
    </style:style>
    <style:style style:name="T50" style:family="text">
      <style:text-properties fo:color="#ff7b59" style:font-name="Liberation Serif" fo:font-size="12pt" officeooo:rsid="0024879b" style:font-size-asian="12pt" style:font-size-complex="12pt"/>
    </style:style>
    <style:style style:name="T51" style:family="text">
      <style:text-properties fo:color="#ff7b59" style:font-name="Liberation Serif" fo:font-size="12pt" officeooo:rsid="0035713e" style:font-size-asian="12pt" style:font-size-complex="12pt"/>
    </style:style>
    <style:style style:name="T52" style:family="text">
      <style:text-properties officeooo:rsid="002c64a2"/>
    </style:style>
    <style:style style:name="T53" style:family="text">
      <style:text-properties officeooo:rsid="002cd05c"/>
    </style:style>
    <style:style style:name="T54" style:family="text">
      <style:text-properties officeooo:rsid="00352d6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lgumas HOFS já são implementadas no Javascript Vanila e serão tratadas. Sua estrutura básica pode ser dada como:</text:p>
      <text:p text:style-name="P1"/>
      <text:p text:style-name="P2">array.forEach((element) =&gt; {</text:p>
      <text:p text:style-name="P2"><text:s text:c="2"/>console.log('Cada elemento do array:', element);</text:p>
      <text:p text:style-name="P2">});</text:p>
      <text:p text:style-name="P2"/>
      <text:p text:style-name="P7"><text:span text:style-name="T1">Nela, </text:span><text:span text:style-name="T3">array</text:span><text:span text:style-name="T1"> é o nome da array percorrida,</text:span><text:span text:style-name="T3"> .forEach</text:span><text:span text:style-name="T1"> é a HOF utilizada, podendo ser </text:span><text:span text:style-name="T14">.find</text:span><text:span text:style-name="T17">,</text:span><text:span text:style-name="T1"> </text:span><text:span text:style-name="T14">.some</text:span><text:span text:style-name="T1">, </text:span><text:span text:style-name="T14">.every</text:span><text:span text:style-name="T1">, etc. </text:span><text:span text:style-name="T3">element</text:span><text:span text:style-name="T1"> é o valor do elemento do</text:span><text:span text:style-name="T3"> array</text:span><text:span text:style-name="T1">. E, por fim, </text:span><text:span text:style-name="T3">=&gt; {} </text:span><text:span text:style-name="T1">representa uma arrow function ,que é a função a ser realizada a cada elemento da array. </text:span><text:span text:style-name="T33">É possível remover o parametros element da arrowFunction</text:span><text:span text:style-name="T1">, já que o parâmetro será a própria array percorrida. Em outras palavras, quando passa-se uma arrow-function para uma HOF, o primeiro parâmetro que a arrow function irá receber é o elemento do array.</text:span></text:p>
      <text:p text:style-name="P8">Logo, se usa-se uma <text:span text:style-name="T2">função</text:span> já definida, com apenas um parâmetro, utilizar o <text:span text:style-name="T2">array.forEach(função)</text:span> já é suficiente, e o <text:span text:style-name="T2">forEach</text:span> tratará de alimentar a <text:span text:style-name="T2">função</text:span> com o valor do elemento da array como <text:span text:style-name="T42">parâmetro. <text:s/></text:span><text:span text:style-name="T43">A função </text:span><text:span text:style-name="T44">inteira</text:span><text:span text:style-name="T43"> também pode ser chamada de </text:span><text:span text:style-name="T16">CALLBACK</text:span></text:p>
      <text:p text:style-name="P14"><text:span text:style-name="T1"><text:s/></text:span><text:span text:style-name="T32">Existem outros parâmetros como o </text:span><text:span text:style-name="T15">element</text:span><text:span text:style-name="T32">, o nome deles não importam, apenas a ordem em que são definidos, estes são:</text:span></text:p>
      <text:p text:style-name="P15"/>
      <text:p text:style-name="Preformatted_20_Text"><text:span text:style-name="Source_20_Text"><text:span text:style-name="T8">array.forEach((element, indexOfTheArray, theEntireArray) =&gt; { </text:span></text:span><text:span text:style-name="Source_20_Text"><text:span text:style-name="T9">oQueFaz })</text:span></text:span></text:p>
      <text:p text:style-name="P13"/>
      <text:p text:style-name="P15"/>
      <text:p text:style-name="P16"><text:span text:style-name="T13">element</text:span>: Sendo este o elemento da array da posição verificada.</text:p>
      <text:p text:style-name="P16"><text:span text:style-name="T13">IndexOfTheArray</text:span>: Sendo a posição atual da array percorrida</text:p>
      <text:p text:style-name="P16"><text:span text:style-name="T13">theEntireArray</text:span>: A array inteira.</text:p>
      <text:p text:style-name="P16"/>
      <text:p text:style-name="P17">OBS: Para utilizar arrowfunctions, os parametros tem que ser escritos, e nesta ordem, para serem utilizados entro da arrowFunction.</text:p>
      <text:p text:style-name="P18"/>
      <text:p text:style-name="P4"><text:span text:style-name="T42">Com isso, pode-ses dar qualquer nome aos parâmetros, mas sempre irá realizar a função nessa ordem, elemento, índice e a array inteira. </text:span><text:span text:style-name="T45">E, por fim, basta criar a função desejada com o número requerido de parametros, e definila nessa ordem, de elemento, index e arrayinteira. </text:span><text:span text:style-name="T44">Para, por exemplo, utilizar o parâmetro </text:span><text:span text:style-name="T10">element</text:span><text:span text:style-name="T44"> e </text:span><text:span text:style-name="T10">theEntireArray</text:span><text:span text:style-name="T44"> teria que ignorar o segundo parâmetro com </text:span><text:span text:style-name="T12">_</text:span><text:span text:style-name="T44">. e ficaria </text:span><text:span text:style-name="Source_20_Text"><text:span text:style-name="T48">array.forEach((element, _, theEntireArray) =&gt; { </text:span></text:span><text:span text:style-name="Source_20_Text"><text:span text:style-name="T47">oQueFaz })</text:span></text:span></text:p>
      <text:p text:style-name="P4"><text:span text:style-name="Source_20_Text"><text:span text:style-name="T41"/></text:span></text:p>
      <text:p text:style-name="P4"><text:span text:style-name="Source_20_Text"><text:span text:style-name="T21">OBS: É uma boa prática, se o nome da </text:span></text:span><text:span text:style-name="Source_20_Text"><text:span text:style-name="T10">array</text:span></text:span><text:span text:style-name="Source_20_Text"><text:span text:style-name="T21"> for </text:span></text:span><text:span text:style-name="Source_20_Text"><text:span text:style-name="T48">ingredients</text:span></text:span><text:span text:style-name="Source_20_Text"><text:span text:style-name="T21"> por exemplo, utilizar o </text:span></text:span><text:span text:style-name="Source_20_Text"><text:span text:style-name="T10">element</text:span></text:span><text:span text:style-name="Source_20_Text"><text:span text:style-name="T21"> como </text:span></text:span><text:span text:style-name="Source_20_Text"><text:span text:style-name="T48">ingredient</text:span></text:span><text:span text:style-name="Source_20_Text"><text:span text:style-name="T21">. Um nome muito comum para </text:span></text:span><text:span text:style-name="Source_20_Text"><text:span text:style-name="T10">element </text:span></text:span><text:span text:style-name="Source_20_Text"><text:span text:style-name="T21">também é </text:span></text:span><text:span text:style-name="Source_20_Text"><text:span text:style-name="T27">value</text:span></text:span><text:span text:style-name="Source_20_Text"><text:span text:style-name="T21">.</text:span></text:span></text:p>
      <text:p text:style-name="P3"/>
      <text:p text:style-name="P3"/>
      <text:p text:style-name="P6">As HOFS</text:p>
      <text:p text:style-name="P5"/>
      <text:p text:style-name="P5"><text:span text:style-name="T4">array</text:span><text:span text:style-name="T2">.forEach</text:span> : Para objetos do tipo array, executa um bloco de código para cada elemento. Possui os parametros <text:span text:style-name="T13">element</text:span>, <text:span text:style-name="T13">index</text:span>, <text:span text:style-name="T13">array</text:span> , em ordem não em nome, para elemento da array, indice atual e array completa. <text:span text:style-name="T53">Ex:</text:span></text:p>
      <text:p text:style-name="P5"/>
      <text:p text:style-name="P20">books.forEach((book) =&gt; {</text:p>
      <text:p text:style-name="P20">nameBook.length &gt; book.name.length ? (nameBook = book.name) : (nameBook = nameBook);</text:p>
      <text:p text:style-name="P20">});</text:p>
      <text:p text:style-name="P21">No exemplo irá para todo valor (book) da array books fazer um IF com operadores ternários (? :). Se a variável <text:span text:style-name="T46">nameBook </text:span>tiver menos letras que o livro atual, será atualizada para o mesmo, retornando assim o livro que o nome tenha menos letras.</text:p>
      <text:p text:style-name="P5"/>
      <text:p text:style-name="P19"><text:soft-page-break/><text:span text:style-name="T4">array.find: </text:span><text:span text:style-name="T34">Para achar o primeiro elemento (e apenas o primeiro) que satisfaz uma condição.</text:span><text:span text:style-name="T37"> A função alimentada (callback) deve reornar true ou false</text:span><text:span text:style-name="T34">. <text:s/></text:span><text:span text:style-name="T52">Ex: </text:span></text:p>
      <text:p text:style-name="P19"><text:span text:style-name="T46">books.find((book) =&gt; book.name.length === 26) . </text:span><text:span text:style-name="T31">No ex está procurando na array books, um livro específico (book) cuja propriedade name.length seja igual a 26, se na função .length === 26, a função retornará true, e o .find irá retornar o primeiro valor encontrado.</text:span></text:p>
      <text:p text:style-name="P23"/>
      <text:p text:style-name="P9"/>
      <text:p text:style-name="P10"><text:span text:style-name="T5">array.some</text:span><text:span text:style-name="T38">: Retorna true se </text:span><text:span text:style-name="T35">ao menos</text:span><text:span text:style-name="T38"> um elemento da array satisfaz a condição. </text:span><text:span text:style-name="T35">A função callback também tem que retornar true ou false</text:span><text:span text:style-name="T38">.</text:span></text:p>
      <text:p text:style-name="P10"/>
      <text:p text:style-name="P10"/>
      <text:p text:style-name="P10"><text:span text:style-name="T5">array.every</text:span><text:span text:style-name="T38">: Retorna true se </text:span><text:span text:style-name="T36">TODOS</text:span><text:span text:style-name="T38"> </text:span><text:span text:style-name="T39">os </text:span><text:span text:style-name="T38">elemento</text:span><text:span text:style-name="T39">s</text:span><text:span text:style-name="T38"> da array satisfaz</text:span><text:span text:style-name="T39">em</text:span><text:span text:style-name="T38"> a condição. </text:span><text:span text:style-name="T35">A função callback também tem que retornar true ou false</text:span><text:span text:style-name="T38">.</text:span></text:p>
      <text:p text:style-name="P12"><text:span text:style-name="T6">a</text:span><text:span text:style-name="T7">rray.sort</text:span><text:span text:style-name="T40">: Ordena um array de acordo com um critério estabelecido. O padrão é ordem alfabética, mas não funciona tão bem com números. Para tal tem-se que usar o:</text:span></text:p>
      <text:p text:style-name="P12"><text:span text:style-name="Source_20_Text"><text:span text:style-name="T49">array</text:span></text:span><text:span text:style-name="Source_20_Text"><text:span text:style-name="T47">.sort((a, b) =&gt; a – b)</text:span></text:span><text:span text:style-name="Source_20_Text"><text:span text:style-name="T18">. </text:span></text:span><text:span text:style-name="Source_20_Text"><text:span text:style-name="T19">Isso funciona pois a </text:span></text:span><text:span text:style-name="Source_20_Text"><text:span text:style-name="T50">array.sort </text:span></text:span><text:span text:style-name="Source_20_Text"><text:span text:style-name="T19">utiliza de função de comparação, logo pega os parametros de primeiro (a) e segundo(b) elementos e compara-os para fazer o sort.</text:span></text:span></text:p>
      <text:p text:style-name="P12"><text:span text:style-name="Source_20_Text"><text:span text:style-name="T19"/></text:span></text:p>
      <text:p text:style-name="P12"><text:span text:style-name="Source_20_Text"><text:span text:style-name="T19"/></text:span></text:p>
      <text:p text:style-name="P22"><text:span text:style-name="Source_20_Text"><text:span text:style-name="T29">Resumo:</text:span></text:span></text:p>
      <text:p text:style-name="P22"><text:span text:style-name="Source_20_Text"><text:span text:style-name="T11">.forEach:</text:span></text:span><text:span text:style-name="Source_20_Text"><text:span text:style-name="T20"> Para fazer qualquer coisa com todos os elementos da array com uma callback. A callback pode receber 3 parametros: value, index, array</text:span></text:span></text:p>
      <text:p text:style-name="P22"><text:span text:style-name="Source_20_Text"><text:span text:style-name="T11">.find:</text:span></text:span><text:span text:style-name="Source_20_Text"><text:span text:style-name="T20"> Para achar um valor específico numa array. A função deve retornar um valor boolean. 3 parametros.</text:span></text:span></text:p>
      <text:p text:style-name="P22"><text:span text:style-name="Source_20_Text"><text:span text:style-name="T11">.some/every:</text:span></text:span><text:span text:style-name="Source_20_Text"><text:span text:style-name="T20"> Para saber se um ou TODOS os elementos satisfazem uma condição. Recebe uma função boolean com 3 parametros.</text:span></text:span></text:p>
      <text:p text:style-name="P22"><text:span text:style-name="Source_20_Text"><text:span text:style-name="T11">.sort: </text:span></text:span><text:span text:style-name="Source_20_Text"><text:span text:style-name="T20">Para ordenar em ordem alfabetica. Para ordenar números precisa receber uma função que recebe OBRIGATORIAMENTE 2 parâmetros de comparação, para crescente a-b e decrescente b-a</text:span></text:span></text:p>
      <text:p text:style-name="P12"><text:span text:style-name="Source_20_Text"><text:span text:style-name="T19"/></text:span></text:p>
      <text:p text:style-name="P11"/>
      <text:p text:style-name="P25"><text:span text:style-name="Source_20_Text"><text:span text:style-name="T29">R</text:span></text:span><text:span text:style-name="Source_20_Text"><text:span text:style-name="T30">etorno</text:span></text:span><text:span text:style-name="Source_20_Text"><text:span text:style-name="T29">:</text:span></text:span></text:p>
      <text:p text:style-name="P25"><text:span text:style-name="Source_20_Text"><text:span text:style-name="T11">.forEach:</text:span></text:span><text:span text:style-name="Source_20_Text"><text:span text:style-name="T20"> </text:span></text:span><text:span text:style-name="Source_20_Text"><text:span text:style-name="T26">É generica. Retorna o que você quiser com o </text:span></text:span><text:span text:style-name="Source_20_Text"><text:span text:style-name="T51">return</text:span></text:span><text:span text:style-name="Source_20_Text"><text:span text:style-name="T26">. Pode até fazer algo e não retornar nada.</text:span></text:span></text:p>
      <text:p text:style-name="P25"><text:span text:style-name="Source_20_Text"><text:span text:style-name="T11">.find:</text:span></text:span><text:span text:style-name="Source_20_Text"><text:span text:style-name="T20"> </text:span></text:span><text:span text:style-name="Source_20_Text"><text:span text:style-name="T22">Retorna O ITEM da array </text:span></text:span><text:span text:style-name="Source_20_Text"><text:span text:style-name="T23">(primeiro </text:span></text:span><text:span text:style-name="Source_20_Text"><text:span text:style-name="T24">que satisfaz</text:span></text:span><text:span text:style-name="Source_20_Text"><text:span text:style-name="T23">)</text:span></text:span><text:span text:style-name="Source_20_Text"><text:span text:style-name="T22">. Pode ser uma string, objeto, numero, etc.</text:span></text:span></text:p>
      <text:p text:style-name="P25"><text:span text:style-name="Source_20_Text"><text:span text:style-name="T11">.some/every:</text:span></text:span><text:span text:style-name="Source_20_Text"><text:span text:style-name="T20"> </text:span></text:span><text:span text:style-name="Source_20_Text"><text:span text:style-name="T25">Retorna TRUE ou FALSE caso satisfazer ou não os parametros de um item (some) ou todos (every) os itens.</text:span></text:span></text:p>
      <text:p text:style-name="P25"><text:span text:style-name="Source_20_Text"><text:span text:style-name="T11">.sort: </text:span></text:span><text:span text:style-name="Source_20_Text"><text:span text:style-name="T28">Retorna A MESMA ARRAY ordenada. Nota= A array original também é modificada.</text:span></text:span></text:p>
      <text:p text:style-name="P24"><text:span text:style-name="Source_20_Text"><text:span text:style-name="T19"/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4T15:09:31.938678623</meta:creation-date>
    <meta:generator>LibreOffice/6.4.7.2$Linux_X86_64 LibreOffice_project/40$Build-2</meta:generator>
    <dc:date>2021-06-25T17:04:56.071857740</dc:date>
    <meta:editing-duration>PT4H23M42S</meta:editing-duration>
    <meta:editing-cycles>22</meta:editing-cycles>
    <meta:document-statistic meta:table-count="0" meta:image-count="0" meta:object-count="0" meta:page-count="2" meta:paragraph-count="36" meta:word-count="750" meta:character-count="4622" meta:non-whitespace-character-count="3901"/>
  </office:meta>
</office:document-meta>
</file>